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text-line-through-style="none" fo:font-style="normal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1" form:id="control1" form:label="RTC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createOOoCalcComp?language=Basic&amp;location=application" xlink:type="simple"/>
              </office:event-listeners>
            </form:button>
            <form:button form:name="PushButton1" form:control-implementation="ooo:com.sun.star.form.component.CommandButton" xml:id="control2" form:id="control2" form:label="操作ダイアログ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SetDialog?language=Basic&amp;location=application" xlink:type="simple"/>
              </office:event-listeners>
            </form:button>
            <form:button form:name="PushButton4" form:control-implementation="ooo:com.sun.star.form.component.CommandButton" xml:id="control3" form:id="control3" form:label="周期設定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SetRate?language=Basic&amp;location=application" xlink:type="simple"/>
              </office:event-listeners>
            </form:button>
            <form:textarea form:name="Rate" form:control-implementation="ooo:com.sun.star.form.component.TextField" xml:id="control4" form:id="control4" form:current-value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</form:form>
        </office:forms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float" office:value="103.099999999996">
            <text:p>103.1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office:value-type="float" office:value="-0.056">
            <text:p>-0.06</text:p>
          </table:table-cell>
          <table:table-cell office:value-type="float" office:value="0">
            <text:p>0</text:p>
          </table:table-cell>
          <table:table-cell office:value-type="float" office:value="-0.0314159265358979">
            <text:p>-0.03</text:p>
          </table:table-cell>
          <table:table-cell table:style-name="ce1" office:value-type="float" office:value="1000">
            <text:p>1000</text:p>
            <draw:control table:end-cell-address="Sheet1.I4" table:end-x="0.084cm" table:end-y="0.399cm" draw:z-index="0" draw:name="RTC起動" draw:text-style-name="P1" svg:width="3.681cm" svg:height="1.062cm" svg:x="0.92cm" svg:y="0.24cm" draw:control="control1"/>
          </table:table-cell>
          <table:table-cell table:number-columns-repeated="3" table:style-name="ce1" office:value-type="float" office:value="260">
            <text:p>260</text:p>
          </table:table-cell>
        </table:table-row>
        <table:table-row table:style-name="ro1" table:number-rows-repeated="3">
          <table:table-cell/>
          <table:table-cell table:style-name="ce1" table:number-columns-repeated="2"/>
          <table:table-cell table:number-columns-repeated="7"/>
        </table:table-row>
        <table:table-row table:style-name="ro1">
          <table:table-cell/>
          <table:table-cell table:style-name="ce1" table:number-columns-repeated="2"/>
          <table:table-cell table:number-columns-repeated="3"/>
          <table:table-cell>
            <draw:control table:end-cell-address="Sheet1.I8" table:end-x="0.056cm" table:end-y="0.319cm" draw:z-index="1" draw:text-style-name="P1" svg:width="3.569cm" svg:height="0.956cm" svg:x="1.004cm" svg:y="0.266cm" draw:control="control2"/>
          </table:table-cell>
          <table:table-cell table:number-columns-repeated="3"/>
        </table:table-row>
        <table:table-row table:style-name="ro1" table:number-rows-repeated="10">
          <table:table-cell/>
          <table:table-cell table:style-name="ce1" table:number-columns-repeated="2"/>
          <table:table-cell table:number-columns-repeated="7"/>
        </table:table-row>
        <table:table-row table:style-name="ro1">
          <table:table-cell/>
          <table:table-cell table:style-name="ce1" table:number-columns-repeated="2"/>
          <table:table-cell table:number-columns-repeated="3"/>
          <table:table-cell>
            <draw:control table:end-cell-address="Sheet1.H19" table:end-x="2.203cm" table:end-y="0.186cm" draw:z-index="3" draw:text-style-name="P2" svg:width="3.318cm" svg:height="0.85cm" svg:x="1.143cm" svg:y="0.239cm" draw:control="control4"/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>
            <draw:control table:end-cell-address="Sheet1.H22" table:end-x="2.23cm" table:end-y="0.265cm" draw:z-index="2" draw:text-style-name="P1" svg:width="3.457cm" svg:height="1.01cm" svg:x="1.031cm" svg:y="0.159cm" draw:control="control3"/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 table:number-rows-repeated="11">
          <table:table-cell/>
          <table:table-cell table:style-name="ce1" table:number-columns-repeated="3"/>
          <table:table-cell table:number-columns-repeated="6"/>
        </table:table-row>
        <table:table-row table:style-name="ro1" table:number-rows-repeated="7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保存用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/:localhost:Owner:RaspberryPiMouseGUI0:current_velocity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Sheet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/:localhost:Owner:RaspberryPiMouseGUI0:ir_sensor</text:p>
          </table:table-cell>
          <table:table-cell office:value-type="string">
            <text:p>G</text:p>
          </table:table-cell>
          <table:table-cell office:value-type="string">
            <text:p>2</text:p>
          </table:table-cell>
          <table:table-cell office:value-type="string">
            <text:p>J</text:p>
          </table:table-cell>
          <table:table-cell office:value-type="string">
            <text:p>Sheet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/:localhost:Owner:RaspberryPiMouseGUI0:target_velocity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  <table:table-cell office:value-type="string">
            <text:p>F</text:p>
          </table:table-cell>
          <table:table-cell office:value-type="string">
            <text:p>Sheet1</text:p>
          </table:table-cell>
          <table:table-cell office:value-type="string">
            <text:p>Fal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2016/04/10</text:date>, <text:time>20:50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05:06:06.29</meta:creation-date>
    <meta:generator>OpenOffice/4.1.1$Win32 OpenOffice.org_project/411m6$Build-9775</meta:generator>
    <dc:date>2016-04-10T20:50:10.01</dc:date>
    <meta:editing-duration>PT3H34M59S</meta:editing-duration>
    <meta:editing-cycles>17</meta:editing-cycles>
    <meta:document-statistic meta:table-count="4" meta:cell-count="29" meta:object-count="4"/>
  </office:meta>
</office:document-meta>
</file>